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b0d" officeooo:paragraph-rsid="000fa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3:58.199383431</meta:creation-date>
    <dc:date>2022-09-29T16:24:18.810181028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6.2$Linux_X86_64 LibreOffice_project/30$Build-2</meta:generator>
  </office:meta>
</office:document-meta>
</file>